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2.1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1.897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1.71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1.44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1.80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1.62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9cm" fo:min-width="1.53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69cm" fo:min-width="0.819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35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35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6cm" fo:min-width="0.35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6cm" fo:min-width="0.355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571cm" fo:min-width="0.32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1cm" fo:min-width="0.32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572cm" fo:min-width="0.322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2cm" fo:min-width="0.321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="" draw:marker-end-width="0.252cm" draw:fill-color="#81d41a" draw:textarea-horizontal-align="justify" draw:textarea-vertical-align="middle" draw:auto-grow-height="false" fo:min-height="0.571cm" fo:min-width="0.322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571cm" fo:min-width="0.322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1cm" fo:min-width="0.321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572cm" fo:min-width="0.321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urier New1" fo:font-size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Courier New1" fo:font-size="18pt"/>
    </style:style>
    <style:style style:name="P3" style:family="paragraph">
      <style:paragraph-properties fo:text-align="center" style:writing-mode="lr-tb"/>
      <style:text-properties style:font-name="Courier New1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Courier New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style:font-name="Courier New1" fo:font-size="12pt"/>
    </style:style>
    <style:style style:name="P8" style:family="paragraph">
      <loext:graphic-properties draw:fill="none" draw:fill-color="#ffffff"/>
      <style:paragraph-properties style:writing-mode="lr-tb"/>
      <style:text-properties style:font-name="Courier New1" fo:font-size="12pt"/>
    </style:style>
    <style:style style:name="P9" style:family="paragraph">
      <loext:graphic-properties draw:fill="none"/>
      <style:paragraph-properties fo:text-align="center"/>
      <style:text-properties style:font-name="Courier New1"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style:font-name="Courier New1"/>
    </style:style>
    <style:style style:name="P11" style:family="paragraph">
      <loext:graphic-properties draw:fill="none"/>
      <style:paragraph-properties fo:text-align="center" style:writing-mode="lr-tb"/>
      <style:text-properties style:font-name="Courier New1"/>
    </style:style>
    <style:style style:name="P12" style:family="paragraph">
      <loext:graphic-properties draw:fill="none" draw:fill-color="#ffffff"/>
      <style:paragraph-properties style:writing-mode="lr-tb"/>
      <style:text-properties style:font-name="Courier New1"/>
    </style:style>
    <style:style style:name="P13" style:family="paragraph">
      <loext:graphic-properties draw:fill-color="#81d41a"/>
      <style:paragraph-properties fo:text-align="center" style:writing-mode="lr-tb"/>
      <style:text-properties style:font-name="Courier New1"/>
    </style:style>
    <style:style style:name="P14" style:family="paragraph">
      <style:paragraph-properties fo:text-align="center" style:writing-mode="lr-tb"/>
      <style:text-properties fo:color="#000000" style:font-name="Courier New1"/>
    </style:style>
    <style:style style:name="P15" style:family="paragraph">
      <loext:graphic-properties draw:fill-color="#81d41a"/>
      <style:paragraph-properties fo:text-align="center" style:writing-mode="lr-tb"/>
      <style:text-properties fo:color="#000000" style:font-name="Courier New1"/>
    </style:style>
    <style:style style:name="P16" style:family="paragraph">
      <loext:graphic-properties draw:fill="none" draw:fill-color="#ffffff"/>
      <style:paragraph-properties style:writing-mode="lr-tb"/>
      <style:text-properties fo:color="#c9211e" style:font-name="Courier New1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ff0000" style:font-name="Courier New1"/>
    </style:style>
    <style:style style:name="T1" style:family="text">
      <style:text-properties style:font-name="Courier New1" fo:font-size="18pt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2pt"/>
    </style:style>
    <style:style style:name="T4" style:family="text">
      <style:text-properties style:font-name="Courier New1" fo:font-size="12pt" style:font-size-asian="12pt" style:font-size-complex="12pt"/>
    </style:style>
    <style:style style:name="T5" style:family="text">
      <style:text-properties fo:color="#000000" style:font-name="Courier New1"/>
    </style:style>
    <style:style style:name="T6" style:family="text">
      <style:text-properties fo:color="#c9211e" style:font-name="Courier New1"/>
    </style:style>
    <style:style style:name="T7" style:family="text">
      <style:text-properties fo:color="#ff0000"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" draw:id="id23" draw:layer="layout" svg:width="3.81cm" svg:height="1.905cm" svg:x="8.874cm" svg:y="3.413cm">
          <text:p text:style-name="P1"><text:span text:style-name="T1">Montreal</text:span></text:p>
          <text:p text:style-name="P1"><text:span text:style-name="T1">A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3.429cm" svg:height="1.905cm" svg:x="3.159cm" svg:y="3.159cm">
          <text:p text:style-name="P1"><text:span text:style-name="T1">Londres</text:span></text:p>
          <text:p text:style-name="P1"><text:span text:style-name="T1">A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3.175cm" svg:height="1.905cm" svg:x="13.319cm" svg:y="11.922cm">
          <text:p text:style-name="P1"><text:span text:style-name="T1">Geneve</text:span></text:p>
          <text:p text:style-name="P1"><text:span text:style-name="T1">A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2.794cm" svg:height="1.905cm" svg:x="9.382cm" svg:y="6.588cm">
          <text:p text:style-name="P1"><text:span text:style-name="T1">Paris</text:span></text:p>
          <text:p text:style-name="P1"><text:span text:style-name="T1">A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2.794cm" svg:height="1.905cm" svg:x="3.667cm" svg:y="10.652cm">
          <text:p text:style-name="P1"><text:span text:style-name="T1">Madrid</text:span></text:p>
          <text:p text:style-name="P1"><text:span text:style-name="T1">A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2" draw:id="id22" draw:layer="layout" svg:width="3.302cm" svg:height="1.905cm" svg:x="16.621cm" svg:y="2.397cm">
          <text:p text:style-name="P1"><text:span text:style-name="T1">Tokyo</text:span></text:p>
          <text:p text:style-name="P1"><text:span text:style-name="T1">A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9" draw:id="id19" draw:layer="layout" svg:width="3.048cm" svg:height="1.905cm" svg:x="5.699cm" svg:y="9.001cm">
          <text:p text:style-name="P1"><text:span text:style-name="T1">Berlin</text:span></text:p>
          <text:p text:style-name="P1"><text:span text:style-name="T1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" draw:id="id16" draw:layer="layout" svg:width="2.921cm" svg:height="1.905cm" svg:x="14.97cm" svg:y="5.826cm">
          <text:p text:style-name="P1"><text:span text:style-name="T1">Milan</text:span></text:p>
          <text:p text:style-name="P1"><text:span text:style-name="T1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1.905cm" svg:height="1.905cm" svg:x="3.236cm" svg:y="19.034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1.905cm" svg:height="1.905cm" svg:x="2.855cm" svg:y="22.59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" draw:id="id4" draw:layer="layout" svg:width="1.905cm" svg:height="1.905cm" svg:x="6.588cm" svg:y="16.748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" draw:id="id1" draw:layer="layout" svg:width="1.905cm" svg:height="1.905cm" svg:x="0.823cm" svg:y="21.193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" draw:id="id5" draw:layer="layout" svg:width="1.905cm" svg:height="1.905cm" svg:x="7.681cm" svg:y="19.796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.776cm" svg:y1="21.193cm" svg:x2="3.236cm" svg:y2="19.987cm" draw:start-shape="id1" draw:start-glue-point="4" draw:end-shape="id2" draw:end-glue-point="6" svg:d="M1776 21193c0-804 486-1206 1460-1206" svg:viewBox="0 0 1461 1207">
          <text:p/>
        </draw:connector>
        <draw:connector draw:style-name="gr9" draw:text-style-name="P5" draw:layer="layout" draw:type="curve" svg:x1="3.134cm" svg:y1="24.216cm" svg:x2="1.776cm" svg:y2="23.098cm" draw:start-shape="id3" draw:start-glue-point="7" draw:end-shape="id1" draw:end-glue-point="8" svg:d="M3134 24216c-906 0-1358-372-1358-1118" svg:viewBox="0 0 1359 1119">
          <text:p/>
        </draw:connector>
        <draw:connector draw:style-name="gr9" draw:text-style-name="P5" draw:layer="layout" draw:type="curve" svg:x1="4.76cm" svg:y1="23.543cm" svg:x2="4.862cm" svg:y2="20.66cm" draw:start-shape="id3" draw:start-glue-point="10" draw:end-shape="id2" draw:end-glue-point="9" svg:d="M4760 23543c1342 0 1291-2883 102-2883" svg:viewBox="0 0 1001 2884">
          <text:p/>
        </draw:connector>
        <draw:connector draw:style-name="gr9" draw:text-style-name="P5" draw:layer="layout" draw:type="curve" svg:x1="8.493cm" svg:y1="17.701cm" svg:x2="9.307cm" svg:y2="20.075cm" draw:start-shape="id4" draw:start-glue-point="10" draw:end-shape="id5" draw:end-glue-point="11" svg:d="M8493 17701c543 0 814 791 814 2374" svg:viewBox="0 0 815 2375">
          <text:p/>
        </draw:connector>
        <draw:connector draw:style-name="gr9" draw:text-style-name="P5" draw:layer="layout" draw:type="curve" svg:x1="5.141cm" svg:y1="19.987cm" svg:x2="7.96cm" svg:y2="21.422cm" draw:start-shape="id2" draw:start-glue-point="10" draw:end-shape="id5" draw:end-glue-point="7" svg:d="M5141 19987c1905 0 496 1435 2819 1435" svg:viewBox="0 0 2820 1436">
          <text:p/>
        </draw:connector>
        <draw:connector draw:style-name="gr9" draw:text-style-name="P5" draw:layer="layout" draw:type="curve" svg:x1="4.189cm" svg:y1="19.034cm" svg:x2="6.867cm" svg:y2="17.027cm" draw:start-shape="id2" draw:start-glue-point="4" draw:end-shape="id4" draw:end-glue-point="5" svg:d="M4189 19034c0-1338 892-2007 2678-2007" svg:viewBox="0 0 2679 2008">
          <text:p/>
        </draw:connector>
        <draw:custom-shape draw:style-name="gr8" draw:text-style-name="P4" xml:id="id13" draw:id="id13" draw:layer="layout" svg:width="1.905cm" svg:height="1.905cm" svg:x="16.113cm" svg:y="15.09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1.905cm" svg:height="1.905cm" svg:x="14.335cm" svg:y="16.875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" draw:id="id8" draw:layer="layout" svg:width="1.905cm" svg:height="1.905cm" svg:x="12.557cm" svg:y="18.78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" draw:id="id15" draw:layer="layout" svg:width="1.905cm" svg:height="1.905cm" svg:x="19.669cm" svg:y="18.653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" draw:id="id14" draw:layer="layout" svg:width="1.905cm" svg:height="1.905cm" svg:x="17.891cm" svg:y="16.87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" draw:id="id10" draw:layer="layout" svg:width="1.905cm" svg:height="1.905cm" svg:x="9.89cm" svg:y="20.431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" draw:id="id6" draw:layer="layout" svg:width="1.905cm" svg:height="1.905cm" svg:x="6.588cm" svg:y="23.733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1.905cm" svg:height="1.905cm" svg:x="8.239cm" svg:y="22.082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1" draw:id="id11" draw:layer="layout" svg:width="1.905cm" svg:height="1.905cm" svg:x="11.668cm" svg:y="22.209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" draw:id="id12" draw:layer="layout" svg:width="1.905cm" svg:height="1.905cm" svg:x="13.319cm" svg:y="23.86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8.214cm" svg:y1="24.012cm" svg:x2="8.518cm" svg:y2="23.708cm" draw:start-shape="id6" draw:start-glue-point="11" draw:end-shape="id7" draw:end-glue-point="7" svg:d="M8214 24012l304-304" svg:viewBox="0 0 305 305">
          <text:p/>
        </draw:connector>
        <draw:connector draw:style-name="gr9" draw:text-style-name="P5" draw:layer="layout" draw:type="line" svg:x1="10.475cm" svg:y1="24.647cm" svg:x2="10.779cm" svg:y2="24.343cm" svg:d="M10475 24647l304-304" svg:viewBox="0 0 305 305">
          <text:p/>
        </draw:connector>
        <draw:connector draw:style-name="gr9" draw:text-style-name="P5" draw:layer="layout" draw:type="line" svg:x1="14.183cm" svg:y1="19.059cm" svg:x2="14.614cm" svg:y2="18.501cm" draw:start-shape="id8" draw:start-glue-point="11" draw:end-shape="id9" draw:end-glue-point="7" svg:d="M14183 19059l431-558" svg:viewBox="0 0 432 559">
          <text:p/>
        </draw:connector>
        <draw:connector draw:style-name="gr9" draw:text-style-name="P5" draw:layer="layout" draw:type="line" svg:x1="11.516cm" svg:y1="22.057cm" svg:x2="11.947cm" svg:y2="22.488cm" draw:start-shape="id10" draw:start-glue-point="9" draw:end-shape="id11" draw:end-glue-point="5" svg:d="M11516 22057l431 431" svg:viewBox="0 0 432 432">
          <text:p/>
        </draw:connector>
        <draw:connector draw:style-name="gr9" draw:text-style-name="P5" draw:layer="layout" draw:type="line" svg:x1="13.294cm" svg:y1="23.835cm" svg:x2="13.598cm" svg:y2="24.139cm" draw:start-shape="id11" draw:start-glue-point="9" draw:end-shape="id12" draw:end-glue-point="5" svg:d="M13294 23835l304 304" svg:viewBox="0 0 305 305">
          <text:p/>
        </draw:connector>
        <draw:connector draw:style-name="gr9" draw:text-style-name="P5" draw:layer="layout" draw:type="line" svg:x1="16.392cm" svg:y1="16.723cm" svg:x2="15.961cm" svg:y2="17.154cm" draw:start-shape="id13" draw:start-glue-point="7" draw:end-shape="id9" draw:end-glue-point="11" svg:d="M16392 16723l-431 431" svg:viewBox="0 0 432 432">
          <text:p/>
        </draw:connector>
        <draw:connector draw:style-name="gr9" draw:text-style-name="P5" draw:layer="layout" draw:type="line" svg:x1="17.739cm" svg:y1="16.723cm" svg:x2="18.17cm" svg:y2="17.154cm" draw:start-shape="id13" draw:start-glue-point="9" draw:end-shape="id14" draw:end-glue-point="5" svg:d="M17739 16723l431 431" svg:viewBox="0 0 432 432">
          <text:p/>
        </draw:connector>
        <draw:connector draw:style-name="gr9" draw:text-style-name="P5" draw:layer="layout" draw:type="line" svg:x1="19.517cm" svg:y1="18.501cm" svg:x2="19.948cm" svg:y2="18.932cm" draw:start-shape="id14" draw:start-glue-point="9" draw:end-shape="id15" draw:end-glue-point="5" svg:d="M19517 18501l431 431" svg:viewBox="0 0 432 432">
          <text:p/>
        </draw:connector>
        <draw:connector draw:style-name="gr10" draw:text-style-name="P7" draw:layer="layout" draw:type="line" svg:x1="14.97cm" svg:y1="6.779cm" svg:x2="12.176cm" svg:y2="7.541cm" draw:start-shape="id16" draw:start-glue-point="6" draw:end-shape="id17" draw:end-glue-point="10" svg:d="M14970 6779l-2794 762" svg:viewBox="0 0 2795 763">
          <text:p text:style-name="P6"><text:span text:style-name="T3">60</text:span></text:p>
        </draw:connector>
        <draw:connector draw:style-name="gr10" draw:text-style-name="P7" draw:layer="layout" draw:type="line" svg:x1="11.767cm" svg:y1="8.214cm" svg:x2="14.907cm" svg:y2="11.922cm" draw:start-shape="id17" draw:start-glue-point="9" draw:end-shape="id18" draw:end-glue-point="4" svg:d="M11767 8214l3140 3708" svg:viewBox="0 0 3141 3709">
          <text:p text:style-name="P6"><text:span text:style-name="T3">60</text:span></text:p>
        </draw:connector>
        <draw:connector draw:style-name="gr10" draw:text-style-name="P7" draw:layer="layout" draw:type="line" svg:x1="13.784cm" svg:y1="12.201cm" svg:x2="10.779cm" svg:y2="8.493cm" draw:start-shape="id18" draw:start-glue-point="5" draw:end-shape="id17" draw:end-glue-point="8" svg:d="M13784 12201l-3005-3708" svg:viewBox="0 0 3006 3709">
          <text:p text:style-name="P6"><text:span text:style-name="T3">60</text:span></text:p>
        </draw:connector>
        <draw:connector draw:style-name="gr10" draw:text-style-name="P7" draw:layer="layout" draw:type="line" svg:x1="9.791cm" svg:y1="8.214cm" svg:x2="8.301cm" svg:y2="9.28cm" draw:start-shape="id17" draw:start-glue-point="7" draw:end-shape="id19" draw:end-glue-point="11" svg:d="M9791 8214l-1490 1066" svg:viewBox="0 0 1491 1067">
          <text:p text:style-name="P6"><text:span text:style-name="T3">101</text:span></text:p>
        </draw:connector>
        <draw:connector draw:style-name="gr10" draw:text-style-name="P7" draw:layer="layout" draw:type="line" svg:x1="7.223cm" svg:y1="9.001cm" svg:x2="9.382cm" svg:y2="7.541cm" draw:start-shape="id19" draw:start-glue-point="4" draw:end-shape="id17" draw:end-glue-point="6" svg:d="M7223 9001l2159-1460" svg:viewBox="0 0 2160 1461">
          <text:p text:style-name="P6"><text:span text:style-name="T3">101</text:span></text:p>
        </draw:connector>
        <draw:connector draw:style-name="gr10" draw:text-style-name="P7" draw:layer="layout" draw:type="line" svg:x1="4.874cm" svg:y1="5.064cm" svg:x2="6.145cm" svg:y2="9.28cm" draw:start-shape="id20" draw:start-glue-point="8" draw:end-shape="id19" draw:end-glue-point="5" svg:d="M4874 5064l1271 4216" svg:viewBox="0 0 1272 4217">
          <text:p text:style-name="P6"><text:span text:style-name="T3">106</text:span></text:p>
        </draw:connector>
        <draw:connector draw:style-name="gr10" draw:text-style-name="P7" draw:layer="layout" draw:type="line" svg:x1="4.874cm" svg:y1="5.064cm" svg:x2="5.064cm" svg:y2="10.652cm" draw:start-shape="id20" draw:start-glue-point="8" draw:end-shape="id21" draw:end-glue-point="4" svg:d="M4874 5064l190 5588" svg:viewBox="0 0 191 5589">
          <text:p text:style-name="P6"><text:span text:style-name="T3">114</text:span></text:p>
        </draw:connector>
        <draw:connector draw:style-name="gr10" draw:text-style-name="P7" draw:layer="layout" draw:type="line" svg:x1="6.461cm" svg:y1="11.605cm" svg:x2="13.319cm" svg:y2="12.875cm" draw:start-shape="id21" draw:start-glue-point="10" draw:end-shape="id18" draw:end-glue-point="6" svg:d="M6461 11605l6858 1270" svg:viewBox="0 0 6859 1271">
          <text:p text:style-name="P6"><text:span text:style-name="T3">97</text:span></text:p>
        </draw:connector>
        <draw:connector draw:style-name="gr11" draw:text-style-name="P7" draw:layer="layout" draw:type="curve" draw:line-skew="0.335cm -1.807cm" svg:x1="13.784cm" svg:y1="13.548cm" svg:x2="3.159cm" svg:y2="4.112cm" draw:start-shape="id18" draw:start-glue-point="7" draw:end-shape="id20" draw:end-glue-point="6" svg:d="M13784 13548c0 1698-6476 1416-10004-1368s-4110-8068-621-8068" svg:viewBox="0 0 12966 10491">
          <text:p/>
        </draw:connector>
        <draw:connector draw:style-name="gr10" draw:text-style-name="P7" draw:layer="layout" draw:type="line" svg:x1="16.431cm" svg:y1="7.731cm" svg:x2="14.907cm" svg:y2="11.922cm" draw:start-shape="id16" draw:start-glue-point="8" draw:end-shape="id18" draw:end-glue-point="4" svg:d="M16431 7731l-1524 4191" svg:viewBox="0 0 1525 4192">
          <text:p text:style-name="P6"><text:span text:style-name="T3">46</text:span></text:p>
        </draw:connector>
        <draw:connector draw:style-name="gr10" draw:text-style-name="P7" draw:layer="layout" draw:type="line" svg:x1="16.029cm" svg:y1="12.201cm" svg:x2="19.44cm" svg:y2="4.023cm" draw:start-shape="id18" draw:start-glue-point="11" draw:end-shape="id22" draw:end-glue-point="9" svg:d="M16029 12201l3411-8178" svg:viewBox="0 0 3412 8179">
          <text:p text:style-name="P6"><text:span text:style-name="T3">726</text:span></text:p>
        </draw:connector>
        <draw:connector draw:style-name="gr10" draw:text-style-name="P7" draw:layer="layout" draw:type="line" svg:x1="11.767cm" svg:y1="6.867cm" svg:x2="18.272cm" svg:y2="4.302cm" draw:start-shape="id17" draw:start-glue-point="11" draw:end-shape="id22" draw:end-glue-point="8" svg:d="M11767 6867l6505-2565" svg:viewBox="0 0 6506 2566">
          <text:p text:style-name="P6"><text:span text:style-name="T3">720</text:span></text:p>
        </draw:connector>
        <draw:connector draw:style-name="gr10" draw:text-style-name="P7" draw:layer="layout" draw:type="line" svg:x1="17.104cm" svg:y1="4.023cm" svg:x2="10.779cm" svg:y2="6.588cm" draw:start-shape="id22" draw:start-glue-point="7" draw:end-shape="id17" draw:end-glue-point="4" svg:d="M17104 4023l-6325 2565" svg:viewBox="0 0 6326 2566">
          <text:p text:style-name="P6"><text:span text:style-name="T3">720</text:span></text:p>
        </draw:connector>
        <draw:connector draw:style-name="gr10" draw:text-style-name="P7" draw:layer="layout" draw:type="line" svg:x1="12.684cm" svg:y1="4.366cm" svg:x2="16.621cm" svg:y2="3.35cm" draw:start-shape="id23" draw:start-glue-point="10" draw:end-shape="id22" draw:end-glue-point="6" svg:d="M12684 4366l3937-1016" svg:viewBox="0 0 3938 1017">
          <text:p text:style-name="P6"><text:span text:style-name="T3">769</text:span></text:p>
        </draw:connector>
        <draw:connector draw:style-name="gr10" draw:text-style-name="P7" draw:layer="layout" draw:type="line" svg:x1="17.104cm" svg:y1="2.676cm" svg:x2="12.126cm" svg:y2="3.692cm" draw:start-shape="id22" draw:start-glue-point="5" draw:end-shape="id23" draw:end-glue-point="11" svg:d="M17104 2676l-4978 1016" svg:viewBox="0 0 4979 1017">
          <text:p text:style-name="P6"><text:span text:style-name="T3">769</text:span></text:p>
        </draw:connector>
        <draw:connector draw:style-name="gr10" draw:text-style-name="P7" draw:layer="layout" draw:type="line" svg:x1="8.874cm" svg:y1="4.366cm" svg:x2="6.588cm" svg:y2="4.112cm" draw:start-shape="id23" draw:start-glue-point="6" draw:end-shape="id20" draw:end-glue-point="10" svg:d="M8874 4366l-2286-254" svg:viewBox="0 0 2287 255">
          <text:p text:style-name="P6"><text:span text:style-name="T3">398</text:span></text:p>
        </draw:connector>
        <draw:connector draw:style-name="gr10" draw:text-style-name="P7" draw:layer="layout" draw:type="line" svg:x1="6.086cm" svg:y1="3.438cm" svg:x2="17.104cm" svg:y2="2.676cm" draw:start-shape="id20" draw:start-glue-point="11" draw:end-shape="id22" draw:end-glue-point="5" svg:d="M6086 3438l11018-762" svg:viewBox="0 0 11019 763">
          <text:p text:style-name="P6"><text:span text:style-name="T3">709</text:span></text:p>
        </draw:connector>
        <draw:connector draw:style-name="gr10" draw:text-style-name="P7" draw:layer="layout" draw:type="line" svg:x1="18.272cm" svg:y1="2.397cm" svg:x2="4.874cm" svg:y2="3.159cm" draw:start-shape="id22" draw:start-glue-point="4" draw:end-shape="id20" draw:end-glue-point="4" svg:d="M18272 2397l-13398 762" svg:viewBox="0 0 13399 763">
          <text:p text:style-name="P6"><text:span text:style-name="T3">709</text:span></text:p>
        </draw:connector>
        <draw:connector draw:style-name="gr12" draw:text-style-name="P7" draw:layer="layout" draw:type="curve" draw:line-skew="-0.301cm" svg:x1="9.791cm" svg:y1="6.867cm" svg:x2="10.779cm" svg:y2="6.588cm" draw:start-shape="id17" draw:start-glue-point="5" draw:end-shape="id17" draw:end-glue-point="4" svg:d="M9791 6867c0-1648 988-1509 988-279" svg:viewBox="0 0 989 1220">
          <text:p text:style-name="P6"><text:span text:style-name="T3">10</text:span></text:p>
        </draw:connector>
        <draw:connector draw:style-name="gr10" draw:text-style-name="P7" draw:layer="layout" draw:type="line" svg:x1="9.382cm" svg:y1="7.541cm" svg:x2="4.874cm" svg:y2="5.064cm" draw:start-shape="id17" draw:start-glue-point="6" draw:end-shape="id20" draw:end-glue-point="8" svg:d="M9382 7541l-4508-2477" svg:viewBox="0 0 4509 2478">
          <text:p text:style-name="P6"><text:span text:style-name="T3">54</text:span></text:p>
        </draw:connector>
        <draw:connector draw:style-name="gr10" draw:text-style-name="P7" draw:layer="layout" draw:type="line" svg:x1="6.086cm" svg:y1="4.785cm" svg:x2="9.791cm" svg:y2="6.867cm" draw:start-shape="id20" draw:start-glue-point="9" draw:end-shape="id17" draw:end-glue-point="5" svg:d="M6086 4785l3705 2082" svg:viewBox="0 0 3706 2083">
          <text:p text:style-name="P6"><text:span text:style-name="T3">54</text:span></text:p>
        </draw:connector>
        <draw:connector draw:style-name="gr10" draw:text-style-name="P7" draw:layer="layout" draw:type="line" svg:x1="10.779cm" svg:y1="5.318cm" svg:x2="10.779cm" svg:y2="6.588cm" draw:start-shape="id23" draw:start-glue-point="8" draw:end-shape="id17" draw:end-glue-point="4" svg:d="M10779 5318v1270" svg:viewBox="0 0 1 1271">
          <text:p text:style-name="P6"><text:span text:style-name="T3">418</text:span></text:p>
        </draw:connector>
        <draw:frame draw:style-name="gr13" draw:text-style-name="P8" draw:layer="layout" svg:width="1.778cm" svg:height="1.905cm" svg:x="4.048cm" svg:y="12.811cm">
          <draw:text-box>
            <text:p><text:span text:style-name="T3">90</text:span></text:p>
          </draw:text-box>
        </draw:frame>
        <draw:connector draw:style-name="gr10" draw:text-style-name="P9" draw:layer="layout" draw:type="line" svg:x1="11.767cm" svg:y1="8.214cm" svg:x2="15.397cm" svg:y2="7.452cm" draw:start-shape="id17" draw:start-glue-point="9" draw:end-shape="id16" draw:end-glue-point="7" svg:d="M11767 8214l3630-762" svg:viewBox="0 0 3631 763">
          <text:p text:style-name="P6"><text:span text:style-name="T4">60</text:span></text:p>
        </draw:connector>
      </draw:page>
      <draw:page draw:name="page2" draw:style-name="dp1" draw:master-page-name="Default">
        <draw:custom-shape draw:style-name="gr14" draw:text-style-name="P10" xml:id="id24" draw:id="id24" draw:layer="layout" svg:width="1.209cm" svg:height="1.209cm" svg:x="1.381cm" svg:y="2.524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5" draw:id="id25" draw:layer="layout" svg:width="1.21cm" svg:height="1.209cm" svg:x="4.857cm" svg:y="2.524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26" draw:id="id26" draw:layer="layout" svg:width="1.21cm" svg:height="1.21cm" svg:x="4.937cm" svg:y="5.378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9" draw:id="id29" draw:layer="layout" svg:width="1.209cm" svg:height="1.21cm" svg:x="8.207cm" svg:y="5.408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28" draw:id="id28" draw:layer="layout" svg:width="1.209cm" svg:height="1.209cm" svg:x="8.239cm" svg:y="8.173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7" draw:id="id27" draw:layer="layout" svg:width="1.21cm" svg:height="1.209cm" svg:x="4.937cm" svg:y="8.173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.59cm" svg:y1="3.129cm" svg:x2="4.857cm" svg:y2="3.129cm" draw:start-shape="id24" draw:start-glue-point="10" draw:end-shape="id25" draw:end-glue-point="6" svg:d="M2590 3129h2267" svg:viewBox="0 0 2268 1">
          <text:p text:style-name="P6"><text:span text:style-name="T2">4</text:span></text:p>
        </draw:connector>
        <draw:line draw:style-name="gr12" draw:text-style-name="P11" draw:layer="layout" svg:x1="5.445cm" svg:y1="3.794cm" svg:x2="5.445cm" svg:y2="5.318cm">
          <text:p text:style-name="P6"><text:span text:style-name="T2">8</text:span></text:p>
        </draw:line>
        <draw:connector draw:style-name="gr12" draw:text-style-name="P11" draw:layer="layout" draw:type="line" svg:x1="1.986cm" svg:y1="3.733cm" svg:x2="4.937cm" svg:y2="5.983cm" draw:start-shape="id24" draw:start-glue-point="8" draw:end-shape="id26" draw:end-glue-point="6" svg:d="M1986 3733l2951 2250" svg:viewBox="0 0 2952 2251">
          <text:p text:style-name="P6"><text:span text:style-name="T2">3</text:span></text:p>
        </draw:connector>
        <draw:connector draw:style-name="gr12" draw:text-style-name="P11" draw:layer="layout" draw:type="line" svg:x1="5.542cm" svg:y1="6.588cm" svg:x2="5.542cm" svg:y2="8.173cm" draw:start-shape="id26" draw:start-glue-point="8" draw:end-shape="id27" draw:end-glue-point="4" svg:d="M5542 6588v1585" svg:viewBox="0 0 1 1586">
          <text:p text:style-name="P6"><text:span text:style-name="T2">6</text:span></text:p>
        </draw:connector>
        <draw:connector draw:style-name="gr12" draw:text-style-name="P11" draw:layer="layout" draw:type="line" svg:x1="6.147cm" svg:y1="8.778cm" svg:x2="8.239cm" svg:y2="8.778cm" draw:start-shape="id27" draw:start-glue-point="10" draw:end-shape="id28" draw:end-glue-point="6" svg:d="M6147 8778h2092" svg:viewBox="0 0 2093 1">
          <text:p text:style-name="P6"><text:span text:style-name="T2">5</text:span></text:p>
        </draw:connector>
        <draw:connector draw:style-name="gr12" draw:text-style-name="P11" draw:layer="layout" draw:type="line" svg:x1="8.844cm" svg:y1="8.173cm" svg:x2="8.812cm" svg:y2="6.618cm" draw:start-shape="id28" draw:start-glue-point="4" draw:end-shape="id29" draw:end-glue-point="8" svg:d="M8844 8173l-32-1555" svg:viewBox="0 0 33 1556">
          <text:p text:style-name="P6"><text:span text:style-name="T2">4</text:span></text:p>
        </draw:connector>
        <draw:connector draw:style-name="gr12" draw:text-style-name="P11" draw:layer="layout" draw:type="line" svg:x1="6.147cm" svg:y1="5.983cm" svg:x2="8.207cm" svg:y2="6.013cm" draw:start-shape="id26" draw:start-glue-point="10" draw:end-shape="id29" draw:end-glue-point="6" svg:d="M6147 5983l2060 30" svg:viewBox="0 0 2061 31">
          <text:p text:style-name="P6"><text:span text:style-name="T2">7</text:span></text:p>
        </draw:connector>
        <draw:connector draw:style-name="gr18" draw:text-style-name="P11" draw:layer="layout" draw:type="curve" svg:x1="1.986cm" svg:y1="2.524cm" svg:x2="8.812cm" svg:y2="5.408cm" draw:start-shape="id24" draw:start-glue-point="4" draw:end-shape="id29" draw:end-glue-point="4" svg:d="M1986 2524c0-778 6826-2220 6826 2884" svg:viewBox="0 0 6827 3684">
          <text:p/>
        </draw:connector>
        <draw:frame draw:style-name="gr19" draw:text-style-name="P12" draw:layer="layout" svg:width="1.905cm" svg:height="1.27cm" svg:x="6.334cm" svg:y="1.254cm">
          <draw:text-box>
            <text:p><text:span text:style-name="T2">12</text:span></text:p>
          </draw:text-box>
        </draw:frame>
        <draw:custom-shape draw:style-name="gr20" draw:text-style-name="P13" xml:id="id30" draw:id="id30" draw:layer="layout" svg:width="1.209cm" svg:height="1.209cm" svg:x="10.652cm" svg:y="2.778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31" draw:id="id31" draw:layer="layout" svg:width="1.21cm" svg:height="1.209cm" svg:x="14.128cm" svg:y="2.778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2" draw:id="id32" draw:layer="layout" svg:width="1.21cm" svg:height="1.21cm" svg:x="14.208cm" svg:y="5.632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33" draw:id="id33" draw:layer="layout" svg:width="1.209cm" svg:height="1.21cm" svg:x="17.478cm" svg:y="5.662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861cm" svg:y1="3.383cm" svg:x2="14.128cm" svg:y2="3.383cm" draw:start-shape="id30" draw:start-glue-point="10" draw:end-shape="id31" draw:end-glue-point="6" svg:d="M11861 3383h2267" svg:viewBox="0 0 2268 1">
          <text:p text:style-name="P6"><text:span text:style-name="T2">4</text:span></text:p>
        </draw:connector>
        <draw:connector draw:style-name="gr12" draw:text-style-name="P11" draw:layer="layout" draw:type="line" svg:x1="11.257cm" svg:y1="3.987cm" svg:x2="14.208cm" svg:y2="6.237cm" draw:start-shape="id30" draw:start-glue-point="8" draw:end-shape="id32" draw:end-glue-point="6" svg:d="M11257 3987l2951 2250" svg:viewBox="0 0 2952 2251">
          <text:p text:style-name="P6"><text:span text:style-name="T2">3</text:span></text:p>
        </draw:connector>
        <draw:connector draw:style-name="gr18" draw:text-style-name="P11" draw:layer="layout" draw:type="curve" svg:x1="11.257cm" svg:y1="2.778cm" svg:x2="18.083cm" svg:y2="5.662cm" draw:start-shape="id30" draw:start-glue-point="4" draw:end-shape="id33" draw:end-glue-point="4" svg:d="M11257 2778c0-778 6826-2220 6826 2884" svg:viewBox="0 0 6827 3684">
          <text:p/>
        </draw:connector>
        <draw:frame draw:style-name="gr19" draw:text-style-name="P12" draw:layer="layout" svg:width="1.905cm" svg:height="1.27cm" svg:x="15.605cm" svg:y="1.508cm">
          <draw:text-box>
            <text:p><text:span text:style-name="T2">12</text:span></text:p>
          </draw:text-box>
        </draw:frame>
        <draw:custom-shape draw:style-name="gr20" draw:text-style-name="P13" xml:id="id34" draw:id="id34" draw:layer="layout" svg:width="1.209cm" svg:height="1.209cm" svg:x="1.728cm" svg:y="12.557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35" draw:id="id35" draw:layer="layout" svg:width="1.21cm" svg:height="1.209cm" svg:x="5.204cm" svg:y="12.557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6" draw:id="id36" draw:layer="layout" svg:width="1.21cm" svg:height="1.21cm" svg:x="5.284cm" svg:y="15.411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209cm" svg:height="1.21cm" svg:x="8.554cm" svg:y="15.441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.937cm" svg:y1="13.162cm" svg:x2="5.204cm" svg:y2="13.162cm" draw:start-shape="id34" draw:start-glue-point="10" draw:end-shape="id35" draw:end-glue-point="6" svg:d="M2937 13162h2267" svg:viewBox="0 0 2268 1">
          <text:p text:style-name="P6"><text:span text:style-name="T2">4</text:span></text:p>
        </draw:connector>
        <draw:connector draw:style-name="gr12" draw:text-style-name="P11" draw:layer="layout" draw:type="line" svg:x1="2.333cm" svg:y1="13.766cm" svg:x2="5.284cm" svg:y2="16.016cm" draw:start-shape="id34" draw:start-glue-point="8" draw:end-shape="id36" draw:end-glue-point="6" svg:d="M2333 13766l2951 2250" svg:viewBox="0 0 2952 2251">
          <text:p text:style-name="P6"><text:span text:style-name="T2">3</text:span></text:p>
        </draw:connector>
        <draw:custom-shape draw:style-name="gr21" draw:text-style-name="P10" xml:id="id37" draw:id="id37" draw:layer="layout" svg:width="1.21cm" svg:height="1.209cm" svg:x="5.318cm" svg:y="18.206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923cm" svg:y1="16.621cm" svg:x2="5.923cm" svg:y2="18.206cm" draw:end-shape="id37" draw:end-glue-point="4" svg:d="M5923 16621v1585" svg:viewBox="0 0 1 1586">
          <text:p text:style-name="P6"><text:span text:style-name="T2">6</text:span></text:p>
        </draw:connector>
        <draw:connector draw:style-name="gr12" draw:text-style-name="P11" draw:layer="layout" draw:type="line" svg:x1="6.588cm" svg:y1="15.986cm" svg:x2="8.648cm" svg:y2="16.016cm" svg:d="M6588 15986l2060 30" svg:viewBox="0 0 2061 31">
          <text:p text:style-name="P6"><text:span text:style-name="T2">7</text:span></text:p>
        </draw:connector>
        <draw:custom-shape draw:style-name="gr20" draw:text-style-name="P13" xml:id="id38" draw:id="id38" draw:layer="layout" svg:width="1.209cm" svg:height="1.209cm" svg:x="10.491cm" svg:y="12.684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9" draw:id="id39" draw:layer="layout" svg:width="1.21cm" svg:height="1.209cm" svg:x="13.967cm" svg:y="12.684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0" draw:id="id40" draw:layer="layout" svg:width="1.21cm" svg:height="1.21cm" svg:x="14.047cm" svg:y="15.538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209cm" svg:height="1.21cm" svg:x="17.317cm" svg:y="15.568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cm" svg:y1="13.289cm" svg:x2="13.967cm" svg:y2="13.289cm" draw:start-shape="id38" draw:start-glue-point="10" draw:end-shape="id39" draw:end-glue-point="6" svg:d="M11700 13289h2267" svg:viewBox="0 0 2268 1">
          <text:p text:style-name="P6"><text:span text:style-name="T2">4</text:span></text:p>
        </draw:connector>
        <draw:connector draw:style-name="gr12" draw:text-style-name="P11" draw:layer="layout" draw:type="line" svg:x1="11.096cm" svg:y1="13.893cm" svg:x2="14.047cm" svg:y2="16.143cm" draw:start-shape="id38" draw:start-glue-point="8" draw:end-shape="id40" draw:end-glue-point="6" svg:d="M11096 13893l2951 2250" svg:viewBox="0 0 2952 2251">
          <text:p text:style-name="P6"><text:span text:style-name="T2">3</text:span></text:p>
        </draw:connector>
        <draw:custom-shape draw:style-name="gr21" draw:text-style-name="P10" xml:id="id41" draw:id="id41" draw:layer="layout" svg:width="1.21cm" svg:height="1.209cm" svg:x="14.081cm" svg:y="18.333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4.686cm" svg:y1="16.748cm" svg:x2="14.686cm" svg:y2="18.333cm" draw:end-shape="id41" draw:end-glue-point="4" svg:d="M14686 16748v1585" svg:viewBox="0 0 1 1586">
          <text:p text:style-name="P6"><text:span text:style-name="T2">6</text:span></text:p>
        </draw:connector>
        <draw:connector draw:style-name="gr12" draw:text-style-name="P11" draw:layer="layout" draw:type="line" svg:x1="15.351cm" svg:y1="16.113cm" svg:x2="17.411cm" svg:y2="16.143cm" svg:d="M15351 16113l2060 30" svg:viewBox="0 0 2061 31">
          <text:p text:style-name="P6"><text:span text:style-name="T2">7</text:span></text:p>
        </draw:connector>
        <draw:custom-shape draw:style-name="gr20" draw:text-style-name="P13" xml:id="id42" draw:id="id42" draw:layer="layout" svg:width="1.209cm" svg:height="1.209cm" svg:x="2.236cm" svg:y="20.812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43" draw:id="id43" draw:layer="layout" svg:width="1.21cm" svg:height="1.209cm" svg:x="5.712cm" svg:y="20.812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4" draw:id="id44" draw:layer="layout" svg:width="1.21cm" svg:height="1.21cm" svg:x="5.792cm" svg:y="23.666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209cm" svg:height="1.21cm" svg:x="9.062cm" svg:y="23.696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3.445cm" svg:y1="21.417cm" svg:x2="5.712cm" svg:y2="21.417cm" draw:start-shape="id42" draw:start-glue-point="10" draw:end-shape="id43" draw:end-glue-point="6" svg:d="M3445 21417h2267" svg:viewBox="0 0 2268 1">
          <text:p text:style-name="P6"><text:span text:style-name="T2">4</text:span></text:p>
        </draw:connector>
        <draw:connector draw:style-name="gr12" draw:text-style-name="P11" draw:layer="layout" draw:type="line" svg:x1="2.841cm" svg:y1="22.021cm" svg:x2="5.792cm" svg:y2="24.271cm" draw:start-shape="id42" draw:start-glue-point="8" draw:end-shape="id44" draw:end-glue-point="6" svg:d="M2841 22021l2951 2250" svg:viewBox="0 0 2952 2251">
          <text:p text:style-name="P6"><text:span text:style-name="T2">3</text:span></text:p>
        </draw:connector>
        <draw:custom-shape draw:style-name="gr25" draw:text-style-name="P13" xml:id="id45" draw:id="id45" draw:layer="layout" svg:width="1.21cm" svg:height="1.209cm" svg:x="5.826cm" svg:y="26.461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6.431cm" svg:y1="24.876cm" svg:x2="6.431cm" svg:y2="26.461cm" draw:end-shape="id45" draw:end-glue-point="4" svg:d="M6431 24876v1585" svg:viewBox="0 0 1 1586">
          <text:p text:style-name="P6"><text:span text:style-name="T2">6</text:span></text:p>
        </draw:connector>
        <draw:connector draw:style-name="gr12" draw:text-style-name="P11" draw:layer="layout" draw:type="line" svg:x1="7.096cm" svg:y1="24.241cm" svg:x2="9.156cm" svg:y2="24.271cm" svg:d="M7096 24241l2060 30" svg:viewBox="0 0 2061 31">
          <text:p text:style-name="P6"><text:span text:style-name="T2">7</text:span></text:p>
        </draw:connector>
        <draw:custom-shape draw:style-name="gr26" draw:text-style-name="P10" xml:id="id46" draw:id="id46" draw:layer="layout" svg:width="1.209cm" svg:height="1.209cm" svg:x="9.062cm" svg:y="26.527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7.097cm" svg:y1="27.132cm" svg:x2="9.062cm" svg:y2="27.132cm" draw:end-shape="id46" draw:end-glue-point="6" svg:d="M7097 27132h1965" svg:viewBox="0 0 1966 1">
          <text:p text:style-name="P6"><text:span text:style-name="T2">5</text:span></text:p>
        </draw:connector>
        <draw:custom-shape draw:style-name="gr20" draw:text-style-name="P13" xml:id="id47" draw:id="id47" draw:layer="layout" svg:width="1.209cm" svg:height="1.209cm" svg:x="10.906cm" svg:y="20.619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48" draw:id="id48" draw:layer="layout" svg:width="1.21cm" svg:height="1.209cm" svg:x="14.382cm" svg:y="20.619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9" draw:id="id49" draw:layer="layout" svg:width="1.21cm" svg:height="1.21cm" svg:x="14.462cm" svg:y="23.473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209cm" svg:height="1.21cm" svg:x="17.732cm" svg:y="23.503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2.115cm" svg:y1="21.224cm" svg:x2="14.382cm" svg:y2="21.224cm" draw:start-shape="id47" draw:start-glue-point="10" draw:end-shape="id48" draw:end-glue-point="6" svg:d="M12115 21224h2267" svg:viewBox="0 0 2268 1">
          <text:p text:style-name="P6"><text:span text:style-name="T2">4</text:span></text:p>
        </draw:connector>
        <draw:connector draw:style-name="gr12" draw:text-style-name="P11" draw:layer="layout" draw:type="line" svg:x1="11.511cm" svg:y1="21.828cm" svg:x2="14.462cm" svg:y2="24.078cm" draw:start-shape="id47" draw:start-glue-point="8" draw:end-shape="id49" draw:end-glue-point="6" svg:d="M11511 21828l2951 2250" svg:viewBox="0 0 2952 2251">
          <text:p text:style-name="P6"><text:span text:style-name="T2">3</text:span></text:p>
        </draw:connector>
        <draw:custom-shape draw:style-name="gr25" draw:text-style-name="P13" xml:id="id50" draw:id="id50" draw:layer="layout" svg:width="1.21cm" svg:height="1.209cm" svg:x="14.496cm" svg:y="26.268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5.101cm" svg:y1="24.683cm" svg:x2="15.101cm" svg:y2="26.268cm" draw:end-shape="id50" draw:end-glue-point="4" svg:d="M15101 24683v1585" svg:viewBox="0 0 1 1586">
          <text:p text:style-name="P6"><text:span text:style-name="T2">6</text:span></text:p>
        </draw:connector>
        <draw:connector draw:style-name="gr12" draw:text-style-name="P11" draw:layer="layout" draw:type="line" svg:x1="15.766cm" svg:y1="24.048cm" svg:x2="17.826cm" svg:y2="24.078cm" svg:d="M15766 24048l2060 30" svg:viewBox="0 0 2061 31">
          <text:p text:style-name="P6"><text:span text:style-name="T2">7</text:span></text:p>
        </draw:connector>
        <draw:custom-shape draw:style-name="gr26" draw:text-style-name="P10" xml:id="id51" draw:id="id51" draw:layer="layout" svg:width="1.209cm" svg:height="1.209cm" svg:x="17.732cm" svg:y="26.334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5.767cm" svg:y1="26.939cm" svg:x2="17.732cm" svg:y2="26.939cm" draw:end-shape="id51" draw:end-glue-point="6" svg:d="M15767 26939h1965" svg:viewBox="0 0 1966 1">
          <text:p text:style-name="P6"><text:span text:style-name="T2">5</text:span></text:p>
        </draw:connector>
        <draw:frame draw:style-name="gr13" draw:text-style-name="P16" draw:layer="layout" svg:width="2.286cm" svg:height="1.905cm" svg:x="14.462cm" svg:y="4.81cm">
          <draw:text-box>
            <text:p><text:span text:style-name="T6">3</text:span></text:p>
          </draw:text-box>
        </draw:frame>
        <draw:frame draw:style-name="gr13" draw:text-style-name="P16" draw:layer="layout" svg:width="2.286cm" svg:height="1.905cm" svg:x="14.335cm" svg:y="2.016cm">
          <draw:text-box>
            <text:p><text:span text:style-name="T6">4</text:span></text:p>
          </draw:text-box>
        </draw:frame>
        <draw:frame draw:style-name="gr13" draw:text-style-name="P16" draw:layer="layout" svg:width="2.286cm" svg:height="1.905cm" svg:x="18.272cm" svg:y="4.81cm">
          <draw:text-box>
            <text:p><text:span text:style-name="T6">12</text:span></text:p>
          </draw:text-box>
        </draw:frame>
        <draw:frame draw:style-name="gr13" draw:text-style-name="P17" draw:layer="layout" svg:width="2.286cm" svg:height="1.905cm" svg:x="5.445cm" svg:y="14.589cm">
          <draw:text-box>
            <text:p>3</text:p>
          </draw:text-box>
        </draw:frame>
        <draw:frame draw:style-name="gr13" draw:text-style-name="P16" draw:layer="layout" svg:width="2.286cm" svg:height="1.905cm" svg:x="5.445cm" svg:y="11.668cm">
          <draw:text-box>
            <text:p><text:span text:style-name="T6">4</text:span></text:p>
          </draw:text-box>
        </draw:frame>
        <draw:frame draw:style-name="gr13" draw:text-style-name="P16" draw:layer="layout" svg:width="2.286cm" svg:height="1.905cm" svg:x="7.985cm" svg:y="14.462cm">
          <draw:text-box>
            <text:p><text:span text:style-name="T6">10</text:span></text:p>
          </draw:text-box>
        </draw:frame>
        <draw:frame draw:style-name="gr13" draw:text-style-name="P16" draw:layer="layout" svg:width="2.286cm" svg:height="1.905cm" svg:x="6.08cm" svg:y="17.637cm">
          <draw:text-box>
            <text:p><text:span text:style-name="T6">9</text:span></text:p>
          </draw:text-box>
        </draw:frame>
        <draw:frame draw:style-name="gr13" draw:text-style-name="P16" draw:layer="layout" svg:width="2.286cm" svg:height="1.905cm" svg:x="17.383cm" svg:y="14.716cm">
          <draw:text-box>
            <text:p><text:span text:style-name="T6">10</text:span></text:p>
          </draw:text-box>
        </draw:frame>
        <draw:frame draw:style-name="gr13" draw:text-style-name="P16" draw:layer="layout" svg:width="2.286cm" svg:height="1.905cm" svg:x="14.335cm" svg:y="11.668cm">
          <draw:text-box>
            <text:p><text:span text:style-name="T6">4</text:span></text:p>
          </draw:text-box>
        </draw:frame>
        <draw:frame draw:style-name="gr13" draw:text-style-name="P16" draw:layer="layout" svg:width="2.286cm" svg:height="1.905cm" svg:x="14.843cm" svg:y="17.51cm">
          <draw:text-box>
            <text:p><text:span text:style-name="T6">9</text:span></text:p>
          </draw:text-box>
        </draw:frame>
        <draw:frame draw:style-name="gr13" draw:text-style-name="P16" draw:layer="layout" svg:width="2.286cm" svg:height="1.905cm" svg:x="14.335cm" svg:y="14.843cm">
          <draw:text-box>
            <text:p><text:span text:style-name="T6">3</text:span></text:p>
          </draw:text-box>
        </draw:frame>
        <draw:frame draw:style-name="gr13" draw:text-style-name="P16" draw:layer="layout" svg:width="2.286cm" svg:height="1.905cm" svg:x="9.255cm" svg:y="22.717cm">
          <draw:text-box>
            <text:p><text:span text:style-name="T6">10</text:span></text:p>
          </draw:text-box>
        </draw:frame>
        <draw:frame draw:style-name="gr13" draw:text-style-name="P16" draw:layer="layout" svg:width="2.286cm" svg:height="1.905cm" svg:x="5.953cm" svg:y="19.923cm">
          <draw:text-box>
            <text:p><text:span text:style-name="T6">4</text:span></text:p>
          </draw:text-box>
        </draw:frame>
        <draw:frame draw:style-name="gr13" draw:text-style-name="P16" draw:layer="layout" svg:width="2.286cm" svg:height="1.905cm" svg:x="6.588cm" svg:y="25.638cm">
          <draw:text-box>
            <text:p><text:span text:style-name="T6">9</text:span></text:p>
          </draw:text-box>
        </draw:frame>
        <draw:frame draw:style-name="gr13" draw:text-style-name="P16" draw:layer="layout" svg:width="2.286cm" svg:height="1.905cm" svg:x="6.08cm" svg:y="22.844cm">
          <draw:text-box>
            <text:p><text:span text:style-name="T6">3</text:span></text:p>
          </draw:text-box>
        </draw:frame>
        <draw:frame draw:style-name="gr13" draw:text-style-name="P16" draw:layer="layout" svg:width="2.286cm" svg:height="1.905cm" svg:x="9.128cm" svg:y="25.638cm">
          <draw:text-box>
            <text:p><text:span text:style-name="T6">14</text:span></text:p>
          </draw:text-box>
        </draw:frame>
        <draw:frame draw:style-name="gr13" draw:text-style-name="P16" draw:layer="layout" svg:width="2.286cm" svg:height="1.905cm" svg:x="17.764cm" svg:y="22.59cm">
          <draw:text-box>
            <text:p><text:span text:style-name="T6">10</text:span></text:p>
          </draw:text-box>
        </draw:frame>
        <draw:frame draw:style-name="gr13" draw:text-style-name="P16" draw:layer="layout" svg:width="2.286cm" svg:height="1.905cm" svg:x="14.589cm" svg:y="19.796cm">
          <draw:text-box>
            <text:p><text:span text:style-name="T6">4</text:span></text:p>
          </draw:text-box>
        </draw:frame>
        <draw:frame draw:style-name="gr13" draw:text-style-name="P16" draw:layer="layout" svg:width="2.286cm" svg:height="1.905cm" svg:x="15.224cm" svg:y="25.511cm">
          <draw:text-box>
            <text:p><text:span text:style-name="T6">9</text:span></text:p>
          </draw:text-box>
        </draw:frame>
        <draw:frame draw:style-name="gr13" draw:text-style-name="P16" draw:layer="layout" svg:width="2.286cm" svg:height="1.905cm" svg:x="14.716cm" svg:y="22.717cm">
          <draw:text-box>
            <text:p><text:span text:style-name="T6">3</text:span></text:p>
          </draw:text-box>
        </draw:frame>
        <draw:frame draw:style-name="gr13" draw:text-style-name="P16" draw:layer="layout" svg:width="2.286cm" svg:height="1.905cm" svg:x="17.637cm" svg:y="25.511cm">
          <draw:text-box>
            <text:p><text:span text:style-name="T6">14</text:span></text:p>
          </draw:text-box>
        </draw:frame>
      </draw:page>
      <draw:page draw:name="page3" draw:style-name="dp1" draw:master-page-name="Default">
        <draw:custom-shape draw:style-name="gr20" draw:text-style-name="P13" xml:id="id52" draw:id="id52" draw:layer="layout" svg:width="1.209cm" svg:height="1.209cm" svg:x="0.365cm" svg:y="1.762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53" draw:id="id53" draw:layer="layout" svg:width="1.21cm" svg:height="1.209cm" svg:x="3.841cm" svg:y="1.762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54" draw:id="id54" draw:layer="layout" svg:width="1.21cm" svg:height="1.21cm" svg:x="3.921cm" svg:y="4.616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209cm" svg:height="1.21cm" svg:x="7.191cm" svg:y="4.646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.574cm" svg:y1="2.367cm" svg:x2="3.841cm" svg:y2="2.367cm" draw:start-shape="id52" draw:start-glue-point="10" draw:end-shape="id53" draw:end-glue-point="6" svg:d="M1574 2367h2267" svg:viewBox="0 0 2268 1">
          <text:p text:style-name="P6"><text:span text:style-name="T2">4</text:span></text:p>
        </draw:connector>
        <draw:connector draw:style-name="gr12" draw:text-style-name="P11" draw:layer="layout" draw:type="line" svg:x1="0.97cm" svg:y1="2.971cm" svg:x2="3.921cm" svg:y2="5.221cm" draw:start-shape="id52" draw:start-glue-point="8" draw:end-shape="id54" draw:end-glue-point="6" svg:d="M970 2971l2951 2250" svg:viewBox="0 0 2952 2251">
          <text:p text:style-name="P6"><text:span text:style-name="T2">3</text:span></text:p>
        </draw:connector>
        <draw:custom-shape draw:style-name="gr25" draw:text-style-name="P13" xml:id="id55" draw:id="id55" draw:layer="layout" svg:width="1.21cm" svg:height="1.209cm" svg:x="3.955cm" svg:y="7.411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56cm" svg:y1="5.826cm" svg:x2="4.56cm" svg:y2="7.411cm" draw:end-shape="id55" draw:end-glue-point="4" svg:d="M4560 5826v1585" svg:viewBox="0 0 1 1586">
          <text:p text:style-name="P6"><text:span text:style-name="T2">6</text:span></text:p>
        </draw:connector>
        <draw:connector draw:style-name="gr12" draw:text-style-name="P11" draw:layer="layout" draw:type="line" svg:x1="5.225cm" svg:y1="5.191cm" svg:x2="7.285cm" svg:y2="5.221cm" svg:d="M5225 5191l2060 30" svg:viewBox="0 0 2061 31">
          <text:p text:style-name="P6"><text:span text:style-name="T2">7</text:span></text:p>
        </draw:connector>
        <draw:custom-shape draw:style-name="gr20" draw:text-style-name="P13" xml:id="id56" draw:id="id56" draw:layer="layout" svg:width="1.209cm" svg:height="1.209cm" svg:x="7.191cm" svg:y="7.477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226cm" svg:y1="8.082cm" svg:x2="7.191cm" svg:y2="8.082cm" draw:end-shape="id56" draw:end-glue-point="6" svg:d="M5226 8082h1965" svg:viewBox="0 0 1966 1">
          <text:p text:style-name="P6"><text:span text:style-name="T2">5</text:span></text:p>
        </draw:connector>
        <draw:frame draw:style-name="gr13" draw:text-style-name="P18" draw:layer="layout" svg:width="2.286cm" svg:height="1.905cm" svg:x="7.223cm" svg:y="3.733cm">
          <draw:text-box>
            <text:p><text:span text:style-name="T7">10</text:span></text:p>
          </draw:text-box>
        </draw:frame>
        <draw:frame draw:style-name="gr13" draw:text-style-name="P18" draw:layer="layout" svg:width="2.286cm" svg:height="1.905cm" svg:x="4.683cm" svg:y="6.654cm">
          <draw:text-box>
            <text:p><text:span text:style-name="T7">9</text:span></text:p>
          </draw:text-box>
        </draw:frame>
        <draw:frame draw:style-name="gr13" draw:text-style-name="P18" draw:layer="layout" svg:width="2.286cm" svg:height="1.905cm" svg:x="4.048cm" svg:y="3.794cm">
          <draw:text-box>
            <text:p><text:span text:style-name="T7">3</text:span></text:p>
          </draw:text-box>
        </draw:frame>
        <draw:frame draw:style-name="gr13" draw:text-style-name="P18" draw:layer="layout" svg:width="2.286cm" svg:height="1.905cm" svg:x="7.096cm" svg:y="6.654cm">
          <draw:text-box>
            <text:p><text:span text:style-name="T7">14</text:span></text:p>
          </draw:text-box>
        </draw:frame>
        <draw:frame draw:style-name="gr13" draw:text-style-name="P18" draw:layer="layout" svg:width="2.286cm" svg:height="1.905cm" svg:x="4.048cm" svg:y="0.746cm">
          <draw:text-box>
            <text:p><text:span text:style-name="T7">4</text:span></text:p>
          </draw:text-box>
        </draw:frame>
        <draw:custom-shape draw:style-name="gr20" draw:text-style-name="P13" xml:id="id57" draw:id="id57" draw:layer="layout" svg:width="1.209cm" svg:height="1.209cm" svg:x="8.554cm" svg:y="11.668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58" draw:id="id58" draw:layer="layout" svg:width="1.21cm" svg:height="1.209cm" svg:x="10.525cm" svg:y="14.208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59" draw:id="id59" draw:layer="layout" svg:width="1.21cm" svg:height="1.21cm" svg:x="6.588cm" svg:y="14.208cm">
          <text:p text:style-name="P14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1" draw:id="id61" draw:layer="layout" svg:width="1.209cm" svg:height="1.21cm" svg:x="8.427cm" svg:y="16.113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9.586cm" svg:y1="12.7cm" svg:x2="10.702cm" svg:y2="14.385cm" draw:start-shape="id57" draw:start-glue-point="9" draw:end-shape="id58" draw:end-glue-point="5" svg:d="M9586 12700l1116 1685" svg:viewBox="0 0 1117 1686">
          <text:p text:style-name="P6"><text:span text:style-name="T2">4</text:span></text:p>
        </draw:connector>
        <draw:connector draw:style-name="gr12" draw:text-style-name="P11" draw:layer="layout" draw:type="line" svg:x1="8.731cm" svg:y1="12.7cm" svg:x2="7.621cm" svg:y2="14.385cm" draw:start-shape="id57" draw:start-glue-point="7" draw:end-shape="id59" draw:end-glue-point="11" svg:d="M8731 12700l-1110 1685" svg:viewBox="0 0 1111 1686">
          <text:p text:style-name="P6"><text:span text:style-name="T2">3</text:span></text:p>
        </draw:connector>
        <draw:custom-shape draw:style-name="gr25" draw:text-style-name="P13" xml:id="id60" draw:id="id60" draw:layer="layout" svg:width="1.21cm" svg:height="1.209cm" svg:x="4.81cm" svg:y="16.367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6.765cm" svg:y1="15.241cm" svg:x2="5.843cm" svg:y2="16.544cm" draw:start-shape="id59" draw:start-glue-point="7" draw:end-shape="id60" draw:end-glue-point="11" svg:d="M6765 15241l-922 1303" svg:viewBox="0 0 923 1304">
          <text:p text:style-name="P6"><text:span text:style-name="T2">6</text:span></text:p>
        </draw:connector>
        <draw:connector draw:style-name="gr12" draw:text-style-name="P11" draw:layer="layout" draw:type="line" svg:x1="7.621cm" svg:y1="15.241cm" svg:x2="8.604cm" svg:y2="16.29cm" draw:start-shape="id59" draw:start-glue-point="9" draw:end-shape="id61" draw:end-glue-point="5" svg:d="M7621 15241l983 1049" svg:viewBox="0 0 984 1050">
          <text:p text:style-name="P6"><text:span text:style-name="T2">7</text:span></text:p>
        </draw:connector>
        <draw:custom-shape draw:style-name="gr20" draw:text-style-name="P13" xml:id="id62" draw:id="id62" draw:layer="layout" svg:width="1.209cm" svg:height="1.209cm" svg:x="3.159cm" svg:y="18.399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987cm" svg:y1="17.399cm" svg:x2="4.191cm" svg:y2="18.576cm" draw:start-shape="id60" draw:start-glue-point="7" draw:end-shape="id62" draw:end-glue-point="11" svg:d="M4987 17399l-796 1177" svg:viewBox="0 0 797 1178">
          <text:p text:style-name="P6"><text:span text:style-name="T2">5</text:span></text:p>
        </draw:connector>
        <draw:frame draw:style-name="gr28" draw:text-style-name="P18" draw:layer="layout" svg:width="1.27cm" svg:height="0.971cm" svg:x="8.493cm" svg:y="15.278cm">
          <draw:text-box>
            <text:p><text:span text:style-name="T7">10</text:span></text:p>
          </draw:text-box>
        </draw:frame>
        <draw:frame draw:style-name="gr29" draw:text-style-name="P18" draw:layer="layout" svg:width="0.889cm" svg:height="1.016cm" svg:x="4.937cm" svg:y="15.605cm">
          <draw:text-box>
            <text:p><text:span text:style-name="T7">9</text:span></text:p>
          </draw:text-box>
        </draw:frame>
        <draw:frame draw:style-name="gr29" draw:text-style-name="P18" draw:layer="layout" svg:width="0.889cm" svg:height="1.016cm" svg:x="6.461cm" svg:y="13.573cm">
          <draw:text-box>
            <text:p><text:span text:style-name="T7">3</text:span></text:p>
          </draw:text-box>
        </draw:frame>
        <draw:frame draw:style-name="gr28" draw:text-style-name="P18" draw:layer="layout" svg:width="1.27cm" svg:height="0.971cm" svg:x="3.032cm" svg:y="17.51cm">
          <draw:text-box>
            <text:p><text:span text:style-name="T7">14</text:span></text:p>
          </draw:text-box>
        </draw:frame>
        <draw:frame draw:style-name="gr13" draw:text-style-name="P18" draw:layer="layout" svg:width="2.286cm" svg:height="1.905cm" svg:x="10.652cm" svg:y="13.446cm">
          <draw:text-box>
            <text:p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5.2$Windows_X86_64 LibreOffice_project/dd0751754f11728f69b42ee2af66670068624673</meta:generator>
    <dc:date>2020-04-26T16:13:44.948000000</dc:date>
    <meta:editing-duration>PT2H6M13S</meta:editing-duration>
    <meta:editing-cycles>7</meta:editing-cycles>
    <meta:document-statistic meta:object-count="177"/>
  </office:meta>
</office:document-meta>
</file>